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text-properties officeooo:paragraph-rsid="00071914"/>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officeooo:rsid="000a3bd5" officeooo:paragraph-rsid="000a3bd5"/>
    </style:style>
    <style:style style:name="P4" style:family="paragraph" style:parent-style-name="Text_20_body">
      <style:text-properties officeooo:rsid="000b679b" officeooo:paragraph-rsid="000b679b"/>
    </style:style>
    <style:style style:name="T1" style:family="text">
      <style:text-properties officeooo:rsid="0010a112"/>
    </style:style>
    <style:style style:name="T2" style:family="text">
      <style:text-properties officeooo:rsid="00071914"/>
    </style:style>
    <style:style style:name="T3" style:family="text">
      <style:text-properties officeooo:rsid="000b67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hysically Measured:</text:p>
      <text:p text:style-name="P3">We connected the SAE (shaft angle encoder) to the ESP32 and swung the arm, recording the angle. <text:span text:style-name="T3">A picture of the measured theta with time is shown below.</text:span></text:p>
      <text:p text:style-name="P3"/>
      <text:p text:style-name="Text_20_body"/>
      <text:p text:style-name="P2">Simulated:</text:p>
      <text:p text:style-name="P4">After getting physical measurements, we were able to determine more properly what the value of the damping term was and added that to our state-space model. We then adjusted the input to the system to try to get the graph to look as close to that of the physically measured data as possible. Comparing the above image with the one below, you can see that the two are almost identical. This shows that we have accounted for the damping force that is present in our SA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71914"/>
    </style:style>
    <style:style style:name="MT1" style:family="text">
      <style:text-properties officeooo:rsid="00071914"/>
    </style:style>
    <style:style style:name="MT2" style:family="text">
      <style:text-properties officeooo:rsid="0010a11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Matthew Harter<text:tab/>ENGR 454 – Project Milestone <text:span text:style-name="MT1">6</text:span><text:tab/>Due: <text:span text:style-name="MT2">5/</text:span><text:span text:style-name="MT1">19</text:span>/2021</text:p>
        <text:p text:style-name="MP1">Travis Stang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5-19T23:35:33.617740126</dc:date>
    <meta:editing-duration>PT12M21S</meta:editing-duration>
    <meta:editing-cycles>4</meta:editing-cycles>
    <meta:generator>LibreOffice/7.1.3.2$Linux_X86_64 LibreOffice_project/10$Build-2</meta:generator>
    <meta:document-statistic meta:table-count="0" meta:image-count="0" meta:object-count="0" meta:page-count="1" meta:paragraph-count="6" meta:word-count="128" meta:character-count="725" meta:non-whitespace-character-count="602"/>
  </office:meta>
</office:document-meta>
</file>